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Le stage consiste à créer une application Web pour pouvoir gérer les pointages et congées des employées de plusieurs entreprises.</text:p>
      <text:p text:style-name="Standard"/>
      <text:p text:style-name="Standard"/>
      <text:p text:style-name="Standard">Après quelques temps nous avons défini les objectifs principaux:</text:p>
      <text:list xml:id="list35167479" text:style-name="L1">
        <text:list-item>
          <text:p text:style-name="P1">il faut pouvoir afficher à l'encadrant le calendrier d'indisponibilité de son équipe, et pouvoir valider ou non les pointages et les demandes de congées.</text:p>
        </text:list-item>
        <text:list-item>
          <text:p text:style-name="P1">On doit pouvoir exporter sous un fichier les données pour clipper et les données de paie</text:p>
        </text:list-item>
      </text:list>
      <text:p text:style-name="Standard"/>
      <text:p text:style-name="Standard">On a découpé notre projets en 6 grand modules qui seront répartis sur huit semaines:</text:p>
      <text:p text:style-name="Standard">-l'étude du projet et mise en place</text:p>
      <text:p text:style-name="Standard">-l'administration</text:p>
      <text:p text:style-name="Standard">-les pointages </text:p>
      <text:p text:style-name="Standard">-les congés</text:p>
      <text:p text:style-name="Standard">-les calculs</text:p>
      <text:p text:style-name="Standard">-l'exportation</text:p>
      <text:p text:style-name="Standard"/>
      <text:p text:style-name="Standard">Des données doivent être sauvgardée 5 ans, pour respecter la loi.</text:p>
      <text:p text:style-name="Standard"/>
      <text:p text:style-name="Standard">Nous pouvons rapidement décrire les tableaux nécessaire pour la réalisation de ce projet:</text:p>
      <text:p text:style-name="Standard"/>
      <text:p text:style-name="Standard">Ceux que la RH et la direction peuvent remplir, modifier et supprimé:</text:p>
      <text:p text:style-name="Standard">-Les utilisateurs</text:p>
      <text:p text:style-name="Standard">-Les entreprises</text:p>
      <text:p text:style-name="Standard">-Les contrats</text:p>
      <text:p text:style-name="Standard">-Les équipes</text:p>
      <text:p text:style-name="Standard">-Les jours fériées</text:p>
      <text:p text:style-name="Standard"/>
      <text:p text:style-name="Standard">Les tableaux que l'employé remplit:</text:p>
      <text:p text:style-name="Standard">-Les pointages</text:p>
      <text:p text:style-name="Standard">-Les demandes de congés</text:p>
      <text:p text:style-name="Standard"/>
      <text:p text:style-name="Standard">Les tableaux de sauvgarde:</text:p>
      <text:p text:style-name="Standard">-Récapitulatif de la semaine validé ou non</text:p>
      <text:p text:style-name="Standard">-Récapitulatif du mois</text:p>
      <text:p text:style-name="Standard"/>
      <text:p text:style-name="Standard">Les tableaux d'exportations (Sur la demande du client):</text:p>
      <text:p text:style-name="Standard">-Données pour clipper</text:p>
      <text:p text:style-name="Standard">-Données pour la paie</text:p>
      <text:p text:style-name="Standard"/>
      <text:p text:style-name="Standard"/>
      <text:p text:style-name="Standard">Les informations que l'on doit calculer:</text:p>
      <text:p text:style-name="Standard">-prime d'indemnité</text:p>
      <text:p text:style-name="Standard">-les heure majorées à 25/100 et 50/100 avec la durée du trajet</text:p>
      <text:p text:style-name="Standard">-primes de chanti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0T14:12:57.94</meta:creation-date>
    <meta:generator>OpenOffice.org/3.2$Win32 OpenOffice.org_project/320m18$Build-9502</meta:generator>
    <dc:date>2012-06-20T15:32:51.97</dc:date>
    <meta:editing-duration>PT01H19M53S</meta:editing-duration>
    <meta:editing-cycles>9</meta:editing-cycles>
    <meta:document-statistic meta:table-count="0" meta:image-count="0" meta:object-count="0" meta:page-count="1" meta:paragraph-count="32" meta:word-count="211" meta:character-count="1322"/>
  </office:meta>
</office:document-meta>
</file>